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3.81cm" svg:x="11.668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24cm" svg:height="1.524cm" svg:x="1.508cm" svg:y="5.191cm">
          <text:p text:style-name="P2">Určování</text:p>
          <text:p text:style-name="P2">baselin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159cm" svg:height="2.159cm" svg:x="4.302cm" svg:y="3.413cm">
          <text:p text:style-name="P2">Nastavení</text:p>
          <text:p text:style-name="P2">statfc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4" draw:id="id4" draw:layer="layout" svg:width="1.27cm" svg:height="1.27cm" svg:x="8.874cm" svg:y="1.698cm">
          <text:p text:style-name="P2">M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7" draw:id="id7" draw:layer="layout" svg:width="1.27cm" svg:height="1.27cm" svg:x="8.874cm" svg:y="5.572cm">
          <text:p text:style-name="P2">AV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5" draw:id="id5" draw:layer="layout" svg:width="2.159cm" svg:height="2.159cm" svg:x="11.795cm" svg:y="1.254cm">
          <text:p text:style-name="P2">hodnota</text:p>
          <text:p text:style-name="P2">round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2.159cm" svg:height="2.159cm" svg:x="4.302cm" svg:y="6.461cm">
          <text:p text:style-name="P2">Basefil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2" draw:layer="layout" draw:type="lines" svg:x1="3.032cm" svg:y1="5.953cm" svg:x2="4.302cm" svg:y2="7.541cm" draw:start-shape="id1" draw:start-glue-point="1" draw:end-shape="id2" draw:end-glue-point="5" svg:d="m3032 5953h501l267 1588h502" svg:viewBox="0 0 1271 1589">
          <text:p/>
        </draw:connector>
        <draw:connector draw:style-name="gr4" draw:text-style-name="P2" draw:layer="layout" draw:type="lines" svg:x1="3.032cm" svg:y1="5.953cm" svg:x2="4.302cm" svg:y2="4.493cm" draw:start-shape="id1" draw:start-glue-point="1" draw:end-shape="id3" draw:end-glue-point="5" svg:d="m3032 5953h501l267-1460h502" svg:viewBox="0 0 1271 1461">
          <text:p/>
        </draw:connector>
        <draw:connector draw:style-name="gr4" draw:text-style-name="P2" draw:layer="layout" draw:type="lines" svg:x1="6.461cm" svg:y1="4.493cm" svg:x2="8.874cm" svg:y2="2.333cm" draw:start-shape="id3" draw:start-glue-point="7" draw:end-shape="id4" draw:end-glue-point="6" svg:d="m6461 4493h501l1411-2160h501" svg:viewBox="0 0 2414 2161">
          <text:p/>
        </draw:connector>
        <draw:connector draw:style-name="gr4" draw:text-style-name="P2" draw:layer="layout" draw:type="lines" svg:x1="10.144cm" svg:y1="2.333cm" svg:x2="11.795cm" svg:y2="2.334cm" draw:start-shape="id4" draw:start-glue-point="10" draw:end-shape="id5" draw:end-glue-point="5" svg:d="m10144 2333h502l647 1h502" svg:viewBox="0 0 1652 2">
          <text:p/>
        </draw:connector>
        <draw:connector draw:style-name="gr4" draw:text-style-name="P2" draw:layer="layout" draw:type="lines" svg:x1="6.461cm" svg:y1="4.493cm" svg:x2="8.874cm" svg:y2="4.619cm" draw:start-shape="id3" draw:start-glue-point="7" draw:end-shape="id6" draw:end-glue-point="6" svg:d="m6461 4493h501l1410 126h502" svg:viewBox="0 0 2414 127">
          <text:p/>
        </draw:connector>
        <draw:connector draw:style-name="gr4" draw:text-style-name="P2" draw:layer="layout" draw:type="lines" svg:x1="6.461cm" svg:y1="4.493cm" svg:x2="8.874cm" svg:y2="6.207cm" draw:start-shape="id3" draw:start-glue-point="7" draw:end-shape="id7" draw:end-glue-point="6" svg:d="m6461 4493h501l1411 1714h501" svg:viewBox="0 0 2414 1715">
          <text:p/>
        </draw:connector>
        <draw:custom-shape draw:style-name="gr3" draw:text-style-name="P2" xml:id="id9" draw:id="id9" draw:layer="layout" svg:width="1.524cm" svg:height="2.116cm" svg:x="18.145cm" svg:y="4.429cm">
          <text:p text:style-name="P2">Hodnoty</text:p>
          <text:p text:style-name="P2">baselin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s" svg:x1="13.954cm" svg:y1="2.334cm" svg:x2="14.843cm" svg:y2="2.333cm" draw:start-shape="id5" draw:start-glue-point="7" draw:end-shape="id8" draw:end-glue-point="6" svg:d="m13954 2334h501l-113-1h501" svg:viewBox="0 0 890 2">
          <text:p/>
        </draw:connector>
        <draw:connector draw:style-name="gr4" draw:text-style-name="P2" draw:layer="layout" draw:type="lines" svg:x1="10.144cm" svg:y1="6.207cm" svg:x2="18.145cm" svg:y2="5.487cm" draw:start-shape="id7" draw:start-glue-point="10" draw:end-shape="id9" draw:end-glue-point="6" svg:d="m10144 6207h502l6998-720h501" svg:viewBox="0 0 8002 721">
          <text:p/>
        </draw:connector>
        <draw:connector draw:style-name="gr4" draw:text-style-name="P2" draw:layer="layout" draw:type="lines" svg:x1="6.461cm" svg:y1="7.541cm" svg:x2="18.145cm" svg:y2="5.487cm" draw:start-shape="id2" draw:start-glue-point="7" draw:end-shape="id9" draw:end-glue-point="6" svg:d="m6461 7541h501l10682-2054h501" svg:viewBox="0 0 11685 2055">
          <text:p/>
        </draw:connector>
        <draw:custom-shape draw:style-name="gr3" draw:text-style-name="P2" xml:id="id8" draw:id="id8" draw:layer="layout" svg:width="1.27cm" svg:height="1.27cm" svg:x="14.843cm" svg:y="1.698cm">
          <text:p text:style-name="P2">integ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draw:type="lines" svg:x1="16.113cm" svg:y1="2.333cm" svg:x2="18.145cm" svg:y2="5.487cm" draw:start-shape="id8" draw:start-glue-point="10" draw:end-shape="id9" draw:end-glue-point="6" svg:d="m16113 2333h502l1029 3154h501" svg:viewBox="0 0 2033 3155">
          <text:p/>
        </draw:connector>
        <draw:connector draw:style-name="gr4" draw:text-style-name="P2" draw:layer="layout" draw:type="lines" svg:x1="16.113cm" svg:y1="4.619cm" svg:x2="18.145cm" svg:y2="5.487cm" draw:start-shape="id10" draw:start-glue-point="10" draw:end-shape="id9" draw:end-glue-point="6" svg:d="m16113 4619h502l1029 868h501" svg:viewBox="0 0 2033 869">
          <text:p/>
        </draw:connector>
        <draw:custom-shape draw:style-name="gr3" draw:text-style-name="P2" draw:layer="layout" svg:width="1.27cm" svg:height="1.27cm" svg:x="13.065cm" svg:y="7.35cm">
          <text:p text:style-name="P2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5" draw:text-style-name="P3" draw:layer="layout" svg:width="2.102cm" svg:height="1.047cm" svg:x="14.335cm" svg:y="7.477cm">
          <draw:text-box>
            <text:p text:style-name="P3">Volba</text:p>
            <text:p text:style-name="P3">parametru</text:p>
          </draw:text-box>
        </draw:frame>
        <draw:frame draw:style-name="gr5" draw:text-style-name="P3" draw:layer="layout" svg:width="2.102cm" svg:height="1.047cm" svg:x="14.335cm" svg:y="8.62cm">
          <draw:text-box>
            <text:p text:style-name="P3">Hodnoty</text:p>
            <text:p text:style-name="P3">parametru</text:p>
          </draw:text-box>
        </draw:frame>
        <draw:frame draw:style-name="gr6" draw:text-style-name="P3" draw:layer="layout" svg:width="2.09cm" svg:height="1.047cm" svg:x="14.335cm" svg:y="9.986cm">
          <draw:text-box>
            <text:p text:style-name="P3">Výsledné</text:p>
            <text:p text:style-name="P3">hodnoty</text:p>
          </draw:text-box>
        </draw:frame>
        <draw:custom-shape draw:style-name="gr3" draw:text-style-name="P2" xml:id="id6" draw:id="id6" draw:layer="layout" svg:width="1.27cm" svg:height="1.27cm" svg:x="8.874cm" svg:y="3.984cm">
          <text:p text:style-name="P2">Quanti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1" draw:id="id11" draw:layer="layout" svg:width="2.159cm" svg:height="2.159cm" svg:x="11.795cm" svg:y="3.54cm">
          <text:p text:style-name="P2">hodnota</text:p>
          <text:p text:style-name="P2">quantil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2" draw:layer="layout" draw:type="lines" svg:x1="10.144cm" svg:y1="4.619cm" svg:x2="11.795cm" svg:y2="4.62cm" draw:start-shape="id6" draw:start-glue-point="10" draw:end-shape="id11" draw:end-glue-point="5" svg:d="m10144 4619h511l638 1h502" svg:viewBox="0 0 1652 2">
          <text:p/>
        </draw:connector>
        <draw:connector draw:style-name="gr4" draw:text-style-name="P2" draw:layer="layout" draw:type="lines" svg:x1="13.954cm" svg:y1="4.62cm" svg:x2="14.843cm" svg:y2="4.619cm" draw:start-shape="id11" draw:start-glue-point="7" draw:end-shape="id10" draw:end-glue-point="6" svg:d="m13954 4620h501l-113-1h501" svg:viewBox="0 0 890 2">
          <text:p/>
        </draw:connector>
        <draw:custom-shape draw:style-name="gr3" draw:text-style-name="P2" xml:id="id10" draw:id="id10" draw:layer="layout" svg:width="1.27cm" svg:height="1.27cm" svg:x="14.843cm" svg:y="3.984cm">
          <text:p text:style-name="P2">integ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1.058cm" svg:x="13.319cm" svg:y="9.97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016cm" svg:height="1.016cm" svg:x="13.192cm" svg:y="8.747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12:31:01.331594076</meta:creation-date>
    <dc:date>2014-05-21T10:39:04.300510645</dc:date>
    <dc:creator>matt </dc:creator>
    <meta:editing-duration>PT1H13M6S</meta:editing-duration>
    <meta:editing-cycles>9</meta:editing-cycles>
    <meta:generator>LibreOffice/4.1.3.2$Linux_X86_64 LibreOffice_project/410m0$Build-2</meta:generator>
    <meta:document-statistic meta:object-count="31"/>
  </office:meta>
</office:document-meta>
</file>